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L1" style:master-page-name="Standard">
      <style:paragraph-properties fo:text-align="justify" style:justify-single-word="false" style:page-number="auto"/>
      <style:text-properties officeooo:rsid="00122e72" officeooo:paragraph-rsid="0018026f"/>
    </style:style>
    <style:style style:name="P2" style:family="paragraph" style:parent-style-name="List_20_Paragraph" style:list-style-name="L1">
      <style:paragraph-properties fo:text-align="justify" style:justify-single-word="false"/>
      <style:text-properties officeooo:paragraph-rsid="0016eaec"/>
    </style:style>
    <style:style style:name="P3" style:family="paragraph" style:parent-style-name="List_20_Paragraph" style:list-style-name="L1">
      <style:paragraph-properties fo:text-align="justify" style:justify-single-word="false"/>
      <style:text-properties officeooo:paragraph-rsid="00174634"/>
    </style:style>
    <style:style style:name="P4" style:family="paragraph" style:parent-style-name="List_20_Paragraph" style:list-style-name="L1">
      <style:paragraph-properties fo:text-align="justify" style:justify-single-word="false"/>
      <style:text-properties officeooo:paragraph-rsid="00122e72"/>
    </style:style>
    <style:style style:name="P5" style:family="paragraph" style:parent-style-name="List_20_Paragraph" style:list-style-name="L1">
      <style:paragraph-properties fo:text-align="justify" style:justify-single-word="false"/>
      <style:text-properties officeooo:paragraph-rsid="0017b43e"/>
    </style:style>
    <style:style style:name="P6" style:family="paragraph" style:parent-style-name="List_20_Paragraph" style:list-style-name="L1">
      <style:paragraph-properties fo:text-align="justify" style:justify-single-word="false"/>
      <style:text-properties officeooo:paragraph-rsid="0018d657"/>
    </style:style>
    <style:style style:name="P7" style:family="paragraph" style:parent-style-name="List_20_Paragraph" style:list-style-name="L1">
      <style:paragraph-properties fo:text-align="justify" style:justify-single-word="false"/>
      <style:text-properties officeooo:paragraph-rsid="001aab63"/>
    </style:style>
    <style:style style:name="P8" style:family="paragraph" style:parent-style-name="List_20_Paragraph" style:list-style-name="L1">
      <style:paragraph-properties fo:text-align="justify" style:justify-single-word="false"/>
      <style:text-properties officeooo:rsid="00122e72" officeooo:paragraph-rsid="0018026f"/>
    </style:style>
    <style:style style:name="P9" style:family="paragraph" style:parent-style-name="List_20_Paragraph" style:list-style-name="L1">
      <style:paragraph-properties fo:text-align="justify" style:justify-single-word="false"/>
      <style:text-properties fo:color="#ff0000" officeooo:paragraph-rsid="0017b43e"/>
    </style:style>
    <style:style style:name="P10" style:family="paragraph" style:parent-style-name="List_20_Paragraph" style:list-style-name="L1">
      <style:paragraph-properties fo:text-align="justify" style:justify-single-word="false"/>
      <style:text-properties fo:color="#ff0000" officeooo:paragraph-rsid="0018d657"/>
    </style:style>
    <style:style style:name="P11" style:family="paragraph" style:parent-style-name="List_20_Paragraph" style:list-style-name="L1">
      <style:paragraph-properties fo:text-align="justify" style:justify-single-word="false"/>
      <style:text-properties fo:color="#ff0000" officeooo:paragraph-rsid="001aab63"/>
    </style:style>
    <style:style style:name="P12" style:family="paragraph" style:parent-style-name="List_20_Paragraph" style:list-style-name="L1">
      <style:paragraph-properties fo:text-align="justify" style:justify-single-word="false"/>
      <style:text-properties fo:color="#000000" officeooo:rsid="00122e72" officeooo:paragraph-rsid="0018026f"/>
    </style:style>
    <style:style style:name="P13" style:family="paragraph" style:parent-style-name="List_20_Paragraph" style:list-style-name="L1">
      <style:paragraph-properties fo:text-align="justify" style:justify-single-word="false"/>
      <style:text-properties fo:color="#000000" officeooo:paragraph-rsid="0018d657"/>
    </style:style>
    <style:style style:name="P14" style:family="paragraph" style:parent-style-name="List_20_Paragraph" style:list-style-name="L1">
      <style:paragraph-properties fo:text-align="justify" style:justify-single-word="false"/>
      <style:text-properties fo:color="#000000" officeooo:paragraph-rsid="001aab63"/>
    </style:style>
    <style:style style:name="P15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officeooo:rsid="00122e72" officeooo:paragraph-rsid="00122e72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af18c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ff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ff0000" style:text-line-through-style="none" style:text-line-through-type="none" style:font-name="Arial" fo:font-size="10.5pt" fo:font-style="normal" style:text-underline-style="none" fo:font-weight="normal" officeooo:rsid="00122e72" style:text-blinking="false" fo:background-color="transparent" loext:char-shading-value="0"/>
    </style:style>
    <style:style style:name="T6" style:family="text">
      <style:text-properties fo:font-variant="normal" fo:text-transform="none" fo:color="#ff0000" style:text-line-through-style="none" style:text-line-through-type="none" style:font-name="Arial" fo:font-size="10.5pt" fo:font-style="normal" style:text-underline-style="none" fo:font-weight="normal" officeooo:rsid="0018026f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999999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color="#ff0000"/>
    </style:style>
    <style:style style:name="T10" style:family="text">
      <style:text-properties style:font-name="Arial" fo:font-size="10.5pt" fo:font-style="normal" fo:font-weight="normal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122e72"/>
    </style:style>
    <style:style style:name="T13" style:family="text">
      <style:text-properties fo:color="#000000"/>
    </style:style>
    <style:style style:name="T14" style:family="text">
      <style:text-properties fo:color="#999999" fo:background-color="transparent" loext:char-shading-value="0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4755181577607404" text:style-name="L1">
        <text:list-item>
          <text:p text:style-name="P1"><text:bookmark text:name="docs-internal-guid-7ddeb9b4-2469-2ed7-5b08-1db6f3f1da70"/><text:span text:style-name="T6">To see the list of files having differences in two versions:</text:span></text:p>
          <text:p text:style-name="P12"><text:span text:style-name="T7">git diff --name-status master NGRES-27</text:span></text:p>
        </text:list-item>
        <text:list-item>
          <text:p text:style-name="P8"><text:bookmark text:name="docs-internal-guid-7ddeb9b4-2469-bbc5-95fc-dd16329e6485"/><text:span text:style-name="T4">If git tag is not recognized:</text:span></text:p>
          <text:p text:style-name="P8"><text:span text:style-name="T1">git fetch –tags</text:span></text:p>
        </text:list-item>
        <text:list-item>
          <text:p text:style-name="P8"><text:bookmark text:name="docs-internal-guid-7ddeb9b4-246a-3653-b91a-e6b0c86e5bd6"/><text:span text:style-name="T4">To do git clone for any app:</text:span></text:p>
          <text:p text:style-name="P8"><text:span text:style-name="T1">git clone url</text:span></text:p>
        </text:list-item>
        <text:list-item>
          <text:p text:style-name="P2"><text:bookmark text:name="docs-internal-guid-7ddeb9b4-246b-3af6-be46-4da817f7e3a4"/><text:span text:style-name="T5">To create a branch from some particular version:</text:span></text:p>
          <text:p text:style-name="P3"><text:span text:style-name="T1">git clone --branch v1.0.0 url branchname</text:span></text:p>
          <text:p text:style-name="P5"><text:bookmark text:name="docs-internal-guid-7ddeb9b4-246b-aaa1-56d7-98911c3d77e5"/><text:span text:style-name="T1">url can also be found from “vi .git/config” command inside the v1.0.0 directory.</text:span></text:p>
        </text:list-item>
        <text:list-item>
          <text:p text:style-name="P9"><text:bookmark text:name="docs-internal-guid-7ddeb9b4-246c-2e14-6a02-105179837b49"/><text:span text:style-name="T7">To create release tags:</text:span></text:p>
          <text:p text:style-name="P5"><text:span text:style-name="T1">Go to current</text:span></text:p>
          <text:p text:style-name="P5"><text:span text:style-name="T1">git checkout master</text:span></text:p>
          <text:p text:style-name="P5"><text:span text:style-name="T1">git pull origin master</text:span></text:p>
          <text:p text:style-name="P5"><text:span text:style-name="T1">git checkout release</text:span></text:p>
          <text:p text:style-name="P5"><text:span text:style-name="T1">git pull origin release</text:span></text:p>
          <text:p text:style-name="P5"><text:span text:style-name="T1">git diff master release</text:span></text:p>
          <text:p text:style-name="P5"><text:span text:style-name="T1">If no any diff is there, we can merge our code. If there is diff, someone other also has added his code in release.</text:span></text:p>
          <text:p text:style-name="P5"><text:span text:style-name="T1">git merge tagname</text:span></text:p>
          <text:p text:style-name="P5"><text:span text:style-name="T1">git push origin release</text:span></text:p>
          <text:p text:style-name="P5"><text:span text:style-name="T1">git tag tagname (rc tagname)</text:span></text:p>
          <text:p text:style-name="P6"><text:span text:style-name="T1">git push origin tagname</text:span></text:p>
        </text:list-item>
        <text:list-item>
          <text:p text:style-name="P10"><text:bookmark text:name="docs-internal-guid-7ddeb9b4-246e-a6a2-36d0-430cc6d50712"/><text:span text:style-name="T7">To put the code in someone other’s workspace:</text:span></text:p>
          <text:p text:style-name="P13"><text:span text:style-name="T7">git push origin branchname</text:span></text:p>
          <text:p text:style-name="P13"><text:span text:style-name="T7">Go to the other user’s same app current.</text:span></text:p>
          <text:p text:style-name="P13"><text:span text:style-name="T7">git checkout master</text:span></text:p>
          <text:p text:style-name="P13"><text:span text:style-name="T7">git pull</text:span></text:p>
          <text:p text:style-name="P14"><text:span text:style-name="T7">git checkout branchname</text:span></text:p>
        </text:list-item>
        <text:list-item>
          <text:p text:style-name="P11"><text:bookmark text:name="docs-internal-guid-7ddeb9b4-2470-4bbb-80d1-e57b629ca8c1"/><text:span text:style-name="T7">To start working on a new issue:</text:span></text:p>
          <text:p text:style-name="P7"><text:span text:style-name="T3">“</text:span><text:span text:style-name="T1">git pull” to master or “git pull origin master”</text:span></text:p>
          <text:p text:style-name="P7"><text:span text:style-name="T1">git checkout -b branchname</text:span></text:p>
          <text:p text:style-name="P7"><text:span text:style-name="T1">make </text:span><text:span text:style-name="T2">your</text:span><text:span text:style-name="T1"> changes</text:span></text:p>
          <text:p text:style-name="P7"><text:span text:style-name="T1">git add filename1 filename2</text:span></text:p>
          <text:p text:style-name="P7"><text:span text:style-name="T1">git commit -m”message” (to create the hash for the changes)</text:span></text:p>
          <text:p text:style-name="P7"><text:span text:style-name="T1">git push origin branchname</text:span></text:p>
        </text:list-item>
        <text:list-item>
          <text:p text:style-name="P11"><text:span text:style-name="T7">To create a beta tag:</text:span></text:p>
          <text:p text:style-name="P7"><text:span text:style-name="T1">Go to your branch on terminal</text:span></text:p>
          <text:p text:style-name="P7"><text:span text:style-name="T1">git pull origin master</text:span></text:p>
          <text:p text:style-name="P7"><text:span text:style-name="T1">git push origin branchname</text:span></text:p>
          <text:p text:style-name="P7"><text:span text:style-name="T1">git tag tagname</text:span></text:p>
          <text:p text:style-name="P7"><text:span text:style-name="T1">git push origin tagname</text:span></text:p>
        </text:list-item>
        <text:list-item>
          <text:p text:style-name="P11"><text:span text:style-name="T7">To create a rc tag</text:span></text:p>
          <text:p text:style-name="P7"><text:span text:style-name="T1">Go to release branch</text:span></text:p>
          <text:p text:style-name="P7"><text:span text:style-name="T1">git pull origin release</text:span></text:p>
          <text:p text:style-name="P7"><text:span text:style-name="T1">git merge betatag</text:span></text:p>
          <text:p text:style-name="P7"><text:span text:style-name="T1">git push origin release</text:span></text:p>
          <text:p text:style-name="P7"><text:span text:style-name="T1">git tag tagname</text:span><text:span text:style-name="T8">(this is rc tag)</text:span></text:p>
          <text:p text:style-name="P7"><text:span text:style-name="T1">git push origin tagname</text:span></text:p>
        </text:list-item>
        <text:list-item>
          <text:p text:style-name="P11"><text:span text:style-name="T7">To see someone’s changes git log:</text:span></text:p>
          <text:p text:style-name="P7"><text:span text:style-name="T1">git log --follow -p – web/js_minify/merge_mobile_mix_1.js</text:span></text:p>
        </text:list-item>
        <text:list-item>
          <text:p text:style-name="P11"><text:span text:style-name="T7">Important git commands:</text:span></text:p>
          <text:p text:style-name="P7"><text:span text:style-name="T1">git status</text:span></text:p>
          <text:p text:style-name="P7"><text:soft-page-break/><text:span text:style-name="T1">git diff</text:span></text:p>
          <text:p text:style-name="P7"><text:span text:style-name="T1">git branch</text:span></text:p>
          <text:p text:style-name="P7"><text:span text:style-name="T1">git checkout master mnj_main.php</text:span></text:p>
        </text:list-item>
        <text:list-item>
          <text:p text:style-name="P11"><text:span text:style-name="T7">To create a new branch: git checkout -b training</text:span></text:p>
          <text:p text:style-name="P14"><text:span text:style-name="T7">git checkout master</text:span></text:p>
          <text:p text:style-name="P14"><text:span text:style-name="T7">git checkout training</text:span></text:p>
          <text:p text:style-name="P14"><text:span text:style-name="T7">git pull origin training</text:span></text:p>
        </text:list-item>
        <text:list-item>
          <text:p text:style-name="P4"><text:span text:style-name="T12">en</text:span></text:p>
          <text:p text:style-name="P1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apple-style-span" style:family="text" style:parent-style-name="Default_20_Paragraph_20_Fon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u</meta:initial-creator>
    <meta:editing-cycles>159</meta:editing-cycles>
    <meta:creation-date>2015-08-07T20:28:00</meta:creation-date>
    <dc:date>2016-11-02T15:23:14.459702545</dc:date>
    <meta:editing-duration>P4DT7H28M15S</meta:editing-duration>
    <meta:generator>LibreOffice/5.1.4.2$Linux_X86_64 LibreOffice_project/10m0$Build-2</meta:generator>
    <meta:document-statistic meta:table-count="0" meta:image-count="0" meta:object-count="0" meta:page-count="2" meta:paragraph-count="59" meta:word-count="312" meta:character-count="1704" meta:non-whitespace-character-count="1466"/>
    <meta:user-defined meta:name="AppVersion">12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